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.0521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576in"/>
    </style:style>
    <style:style style:name="Table1.B" style:family="table-column">
      <style:table-column-properties style:column-width="0.5632in"/>
    </style:style>
    <style:style style:name="Table1.C" style:family="table-column">
      <style:table-column-properties style:column-width="0.5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3.1521in" fo:margin-left="0in" fo:margin-top="0in" fo:margin-bottom="0in" fo:break-before="auto" fo:break-after="auto" table:align="left"/>
    </style:style>
    <style:style style:name="Table4.A" style:family="table-column">
      <style:table-column-properties style:column-width="1.3639in"/>
    </style:style>
    <style:style style:name="Table4.B" style:family="table-column">
      <style:table-column-properties style:column-width="0.9063in"/>
    </style:style>
    <style:style style:name="Table4.C" style:family="table-column">
      <style:table-column-properties style:column-width="0.88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weight="bold" style:font-weight-asian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line-height="100%" fo:break-before="page"/>
    </style:style>
    <style:style style:name="P5" style:family="paragraph" style:parent-style-name="Standard" style:master-page-name="Standard">
      <style:paragraph-properties fo:line-height="100%"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29-05-Primero Ejercicio 2</text:span></text:p>
      <text:p text:style-name="P2"/>
      <text:p text:style-name="P1">e-clausura({0})={0,1,3} <text:span text:style-name="T1">A</text:span></text:p>
      <text:p text:style-name="P1">Mueve(A,a)={} <text:span text:style-name="T1">M</text:span></text:p>
      <text:p text:style-name="P1">Mueve(A,b)={2,4} <text:span text:style-name="T1">B</text:span></text:p>
      <text:p text:style-name="P1">e-clausura({2,4})={1,2,3,4,5,6,7,8,10,12,15,16,17,18,19,21} <text:span text:style-name="T1">B (final)</text:span></text:p>
      <text:p text:style-name="P1">e-clausura({})={} <text:span text:style-name="T1">M</text:span></text:p>
      <text:p text:style-name="P1">Mueve(M,a)={} <text:span text:style-name="T1">M</text:span></text:p>
      <text:p text:style-name="P1">Mueve(M,a)={} <text:span text:style-name="T1">M</text:span></text:p>
      <text:p text:style-name="P1">Mueve(B,a)={9,11,13,20} <text:span text:style-name="T1">C</text:span></text:p>
      <text:p text:style-name="P1">Mueve(B,b)={2,4} <text:span text:style-name="T1">B</text:span></text:p>
      <text:p text:style-name="P1">e-clausura({9,11,13,20})={6,7,8,9,10,11,12,13,14,15,16,17,18,19,20,21} <text:span text:style-name="T1">C (final)</text:span></text:p>
      <text:p text:style-name="P1">Mueve(C,a)={9,11,13,20} <text:span text:style-name="T1">C</text:span></text:p>
      <text:p text:style-name="P1">Mueve(C,b)={} <text:span text:style-name="T1">M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Mueve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b</text:p>
          </table:table-cell>
        </table:table-row>
        <table:table-row table:style-name="Table1.1"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B</text:p>
          </table:table-cell>
        </table:table-row>
        <table:table-row table:style-name="Table1.1">
          <table:table-cell table:style-name="Table1.A1" office:value-type="string">
            <text:p text:style-name="P3">B</text:p>
          </table:table-cell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3">B</text:p>
          </table:table-cell>
        </table:table-row>
        <table:table-row table:style-name="Table1.1"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3">M</text:p>
          </table:table-cell>
        </table:table-row>
        <table:table-row table:style-name="Table1.1"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M</text:p>
          </table:table-cell>
        </table:table-row>
      </table:table>
      <text:p text:style-name="P1"><text:soft-page-break/></text:p>
      <text:p text:style-name="P1">S1={A,M}</text:p>
      <text:p text:style-name="P1">S2={B,C}</text:p>
      <text:p text:style-name="P1"/>
      <text:p text:style-name="P1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3">S1</text:p>
          </table:table-cell>
          <table:table-cell table:style-name="Table2.A1" office:value-type="string">
            <text:p text:style-name="P3">a</text:p>
          </table:table-cell>
          <table:table-cell table:style-name="Table2.A1" office:value-type="string">
            <text:p text:style-name="P3">b</text:p>
          </table:table-cell>
        </table:table-row>
        <table:table-row table:style-name="Table2.1">
          <table:table-cell table:style-name="Table2.A1" office:value-type="string">
            <text:p text:style-name="P3">A</text:p>
          </table:table-cell>
          <table:table-cell table:style-name="Table2.A1" office:value-type="string">
            <text:p text:style-name="P3">S1</text:p>
          </table:table-cell>
          <table:table-cell table:style-name="Table2.A1" office:value-type="string">
            <text:p text:style-name="P3">S2</text:p>
          </table:table-cell>
        </table:table-row>
        <table:table-row table:style-name="Table2.1">
          <table:table-cell table:style-name="Table2.A1" office:value-type="string">
            <text:p text:style-name="P3">M</text:p>
          </table:table-cell>
          <table:table-cell table:style-name="Table2.A1" office:value-type="string">
            <text:p text:style-name="P3">S1</text:p>
          </table:table-cell>
          <table:table-cell table:style-name="Table2.A1" office:value-type="string">
            <text:p text:style-name="P3">S1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3">S2</text:p>
          </table:table-cell>
          <table:table-cell table:style-name="Table3.A1" office:value-type="string">
            <text:p text:style-name="P3">a</text:p>
          </table:table-cell>
          <table:table-cell table:style-name="Table3.A1" office:value-type="string">
            <text:p text:style-name="P3">b</text:p>
          </table:table-cell>
        </table:table-row>
        <table:table-row table:style-name="Table3.1">
          <table:table-cell table:style-name="Table3.A1" office:value-type="string">
            <text:p text:style-name="P3">B</text:p>
          </table:table-cell>
          <table:table-cell table:style-name="Table3.A1" office:value-type="string">
            <text:p text:style-name="P3">S2</text:p>
          </table:table-cell>
          <table:table-cell table:style-name="Table3.A1" office:value-type="string">
            <text:p text:style-name="P3">S2</text:p>
          </table:table-cell>
        </table:table-row>
        <table:table-row table:style-name="Table3.1">
          <table:table-cell table:style-name="Table3.A1" office:value-type="string">
            <text:p text:style-name="P3">C</text:p>
          </table:table-cell>
          <table:table-cell table:style-name="Table3.A1" office:value-type="string">
            <text:p text:style-name="P3">S2</text:p>
          </table:table-cell>
          <table:table-cell table:style-name="Table3.A1" office:value-type="string">
            <text:p text:style-name="P3">S1</text:p>
          </table:table-cell>
        </table:table-row>
      </table:table>
      <text:p text:style-name="P1"/>
      <text:p text:style-name="P1">S1={A}</text:p>
      <text:p text:style-name="P1">S2={M}</text:p>
      <text:p text:style-name="P1">S3={B}</text:p>
      <text:p text:style-name="P1">S4={C}</text:p>
      <text:p text:style-name="P1"/>
      <text:p text:style-name="P1"/>
      <text:p text:style-name="P4"><text:span text:style-name="T1">29-05-Pag 9 Ejercicio 2</text:span></text:p>
      <text:p text:style-name="P2"/>
      <text:p text:style-name="P1">e-clausura({0})={0,1,2,4,5,6,8} <text:span text:style-name="T1">A</text:span></text:p>
      <text:p text:style-name="P1">Mueve(A,a)={9} <text:span text:style-name="T1">B</text:span></text:p>
      <text:p text:style-name="P1">Mueve(A,b)={3,7} <text:span text:style-name="T1">C</text:span></text:p>
      <text:p text:style-name="P1">e-clausura({9})={9,10,11,14,15,16,17,18,19,22} <text:span text:style-name="T1">B Final</text:span></text:p>
      <text:p text:style-name="P1">e-clausura({3,7}={2,3,4,6,7,8,15,16,17,18,19,22} <text:span text:style-name="T1">C Final</text:span></text:p>
      <text:p text:style-name="P1">Mueve(B,a)={20} <text:span text:style-name="T1">D</text:span></text:p>
      <text:p text:style-name="P1">Mueve(B,b)={12} <text:span text:style-name="T1">E</text:span></text:p>
      <text:p text:style-name="P1">Mueve(C,a)={9,20} <text:span text:style-name="T1">F</text:span></text:p>
      <text:p text:style-name="P1">Mueve(C,b)={3,7} <text:span text:style-name="T1">C</text:span></text:p>
      <text:p text:style-name="P1">e-clausura({20})={20} <text:span text:style-name="T1">D</text:span></text:p>
      <text:p text:style-name="P1">Mueve(D,a)={21} <text:span text:style-name="T1">G</text:span></text:p>
      <text:p text:style-name="P1">Mueve(D,b)={} <text:span text:style-name="T1">M</text:span></text:p>
      <text:p text:style-name="P1">e-clausura({12})={12} <text:span text:style-name="T1">E</text:span></text:p>
      <text:p text:style-name="P1">Mueve(E,a)={13} <text:span text:style-name="T1">H</text:span></text:p>
      <text:p text:style-name="P1">Mueve(E,b)={} <text:span text:style-name="T1">M</text:span></text:p>
      <text:p text:style-name="P1">e-clausura({9,20})={9,10,11,14,15,16,17,18,19,20,22} <text:span text:style-name="T1">F Final</text:span></text:p>
      <text:p text:style-name="P1">Mueve(F,a)={20,21} <text:span text:style-name="T1">I</text:span></text:p>
      <text:p text:style-name="P1">Mueve(F,b)={12} <text:span text:style-name="T1">E</text:span></text:p>
      <text:p text:style-name="P1">e-clausura({21})={21,22} <text:span text:style-name="T1">G Final</text:span></text:p>
      <text:p text:style-name="P1"><text:soft-page-break/>Mueve(G,a)={} <text:span text:style-name="T1">M</text:span></text:p>
      <text:p text:style-name="P1">Mueve(G,b)={} <text:span text:style-name="T1">M</text:span></text:p>
      <text:p text:style-name="P1">e-clausura({13})={11,13,14,15,16,17,18,19,22} <text:span text:style-name="T1">H Final</text:span></text:p>
      <text:p text:style-name="P1">Mueve(H,a)={20} <text:span text:style-name="T1">D</text:span></text:p>
      <text:p text:style-name="P1">Mueve(H,b)={12} <text:span text:style-name="T1">E</text:span></text:p>
      <text:p text:style-name="P1">e-clausura({20, 21})={20,21,22} <text:span text:style-name="T1">I Final</text:span></text:p>
      <text:p text:style-name="P1">Mueve(I,a)={21} <text:span text:style-name="T1">G</text:span></text:p>
      <text:p text:style-name="P1">Mueve(I,b)={} <text:span text:style-name="T1">M</text:span></text:p>
      <text:p text:style-name="P1">e-clausura({})={} <text:span text:style-name="T1">M</text:span></text:p>
      <text:p text:style-name="P1">Mueve(M,a)={} <text:span text:style-name="T1">M</text:span></text:p>
      <text:p text:style-name="P1">Mueve(M,b)={} <text:span text:style-name="T1">M</text:span></text:p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">Mueve</text:p>
          </table:table-cell>
          <table:table-cell table:style-name="Table4.A1" office:value-type="string">
            <text:p text:style-name="P3">a</text:p>
          </table:table-cell>
          <table:table-cell table:style-name="Table4.A1" office:value-type="string">
            <text:p text:style-name="P3">b</text:p>
          </table:table-cell>
        </table:table-row>
        <table:table-row table:style-name="Table4.1">
          <table:table-cell table:style-name="Table4.A1" office:value-type="string">
            <text:p text:style-name="P3">A</text:p>
          </table:table-cell>
          <table:table-cell table:style-name="Table4.A1" office:value-type="string">
            <text:p text:style-name="P3">B</text:p>
          </table:table-cell>
          <table:table-cell table:style-name="Table4.A1" office:value-type="string">
            <text:p text:style-name="P3">C</text:p>
          </table:table-cell>
        </table:table-row>
        <table:table-row table:style-name="Table4.1">
          <table:table-cell table:style-name="Table4.A1" office:value-type="string">
            <text:p text:style-name="P3">B</text:p>
          </table:table-cell>
          <table:table-cell table:style-name="Table4.A1" office:value-type="string">
            <text:p text:style-name="P3">D</text:p>
          </table:table-cell>
          <table:table-cell table:style-name="Table4.A1" office:value-type="string">
            <text:p text:style-name="P3">E</text:p>
          </table:table-cell>
        </table:table-row>
        <table:table-row table:style-name="Table4.1">
          <table:table-cell table:style-name="Table4.A1" office:value-type="string">
            <text:p text:style-name="P3">C</text:p>
          </table:table-cell>
          <table:table-cell table:style-name="Table4.A1" office:value-type="string">
            <text:p text:style-name="P3">F</text:p>
          </table:table-cell>
          <table:table-cell table:style-name="Table4.A1" office:value-type="string">
            <text:p text:style-name="P3">C</text:p>
          </table:table-cell>
        </table:table-row>
        <table:table-row table:style-name="Table4.1">
          <table:table-cell table:style-name="Table4.A1" office:value-type="string">
            <text:p text:style-name="P3">D</text:p>
          </table:table-cell>
          <table:table-cell table:style-name="Table4.A1" office:value-type="string">
            <text:p text:style-name="P3">G</text:p>
          </table:table-cell>
          <table:table-cell table:style-name="Table4.A1" office:value-type="string">
            <text:p text:style-name="P3">M</text:p>
          </table:table-cell>
        </table:table-row>
        <table:table-row table:style-name="Table4.1">
          <table:table-cell table:style-name="Table4.A1" office:value-type="string">
            <text:p text:style-name="P3">E</text:p>
          </table:table-cell>
          <table:table-cell table:style-name="Table4.A1" office:value-type="string">
            <text:p text:style-name="P3">H</text:p>
          </table:table-cell>
          <table:table-cell table:style-name="Table4.A1" office:value-type="string">
            <text:p text:style-name="P3">M</text:p>
          </table:table-cell>
        </table:table-row>
        <table:table-row table:style-name="Table4.1">
          <table:table-cell table:style-name="Table4.A1" office:value-type="string">
            <text:p text:style-name="P3">F</text:p>
          </table:table-cell>
          <table:table-cell table:style-name="Table4.A1" office:value-type="string">
            <text:p text:style-name="P3">I</text:p>
          </table:table-cell>
          <table:table-cell table:style-name="Table4.A1" office:value-type="string">
            <text:p text:style-name="P3">E</text:p>
          </table:table-cell>
        </table:table-row>
        <table:table-row table:style-name="Table4.1">
          <table:table-cell table:style-name="Table4.A1" office:value-type="string">
            <text:p text:style-name="P3">G</text:p>
          </table:table-cell>
          <table:table-cell table:style-name="Table4.A1" office:value-type="string">
            <text:p text:style-name="P3">M</text:p>
          </table:table-cell>
          <table:table-cell table:style-name="Table4.A1" office:value-type="string">
            <text:p text:style-name="P3">M</text:p>
          </table:table-cell>
        </table:table-row>
        <table:table-row table:style-name="Table4.1">
          <table:table-cell table:style-name="Table4.A1" office:value-type="string">
            <text:p text:style-name="P3">H</text:p>
          </table:table-cell>
          <table:table-cell table:style-name="Table4.A1" office:value-type="string">
            <text:p text:style-name="P3">D</text:p>
          </table:table-cell>
          <table:table-cell table:style-name="Table4.A1" office:value-type="string">
            <text:p text:style-name="P3">E</text:p>
          </table:table-cell>
        </table:table-row>
        <table:table-row table:style-name="Table4.1">
          <table:table-cell table:style-name="Table4.A1" office:value-type="string">
            <text:p text:style-name="P3">I</text:p>
          </table:table-cell>
          <table:table-cell table:style-name="Table4.A1" office:value-type="string">
            <text:p text:style-name="P3">G</text:p>
          </table:table-cell>
          <table:table-cell table:style-name="Table4.A1" office:value-type="string">
            <text:p text:style-name="P3">M</text:p>
          </table:table-cell>
        </table:table-row>
        <table:table-row table:style-name="Table4.1">
          <table:table-cell table:style-name="Table4.A1" office:value-type="string">
            <text:p text:style-name="P3">M</text:p>
          </table:table-cell>
          <table:table-cell table:style-name="Table4.A1" office:value-type="string">
            <text:p text:style-name="P3">M</text:p>
          </table:table-cell>
          <table:table-cell table:style-name="Table4.A1" office:value-type="string">
            <text:p text:style-name="P3">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5" meta:paragraph-count="116" meta:word-count="172" meta:character-count="1235" meta:non-whitespace-character-count="1179"/>
    <meta:generator>LibreOfficeDev/6.0.5.2$Linux_X86_64 LibreOffice_project/</meta:generator>
  </office:meta>
</office:document-meta>
</file>